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Helvetica" fo:font-size="11.25pt" fo:letter-spacing="normal" fo:font-style="normal" fo:font-weight="normal" officeooo:paragraph-rsid="0018f7f9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Helvetica" fo:font-size="11.25pt" fo:letter-spacing="normal" fo:font-style="normal" fo:font-weight="normal" officeooo:paragraph-rsid="0018fc5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Helvetica" fo:font-size="11.25pt" fo:letter-spacing="normal" fo:font-style="normal" fo:font-weight="bold" officeooo:rsid="0017639e" officeooo:paragraph-rsid="0017639e" style:font-weight-asian="bold" style:font-weight-complex="bold"/>
    </style:style>
    <style:style style:name="T1" style:family="text">
      <style:text-properties officeooo:rsid="0018f7f9"/>
    </style:style>
    <style:style style:name="T2" style:family="text">
      <style:text-properties officeooo:rsid="0018f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V</text:p>
      <text:p text:style-name="P3"/>
      <text:p text:style-name="P3"/>
      <text:p text:style-name="P3"/>
      <text:p text:style-name="P3"/>
      <text:p text:style-name="P3">Biografía<text:span text:style-name="T1"> </text:span></text:p>
      <text:p text:style-name="P3"/>
      <text:p text:style-name="P1"><text:span text:style-name="T1">N</text:span>ac<text:span text:style-name="T1">í</text:span> en una casa centenaria en el barrio de Banfield, en contacto con las letras y a las artes plásticas gracias a <text:span text:style-name="T1">mi</text:span> madre escritora y a <text:span text:style-name="T1">mi</text:span> hermana escenógrafa. Desde chica <text:span text:style-name="T1">m</text:span>e vincul<text:span text:style-name="T1">é</text:span> activamente con <text:span text:style-name="T1">mi</text:span> cuerpo, practicando constantes actividades como gimnasia deportiva, acrobacia aérea y de suelo, danza y natación. A los doce años empez<text:span text:style-name="T1">é</text:span> teatro en un espacio cultural del barrio y <text:span text:style-name="T1">m</text:span>e enamor<text:span text:style-name="T1">é</text:span> de las artes escénicas, desde entonces nunca dej<text:span text:style-name="T1">é</text:span> el escenario. </text:p>
      <text:p text:style-name="P1"/>
      <text:p text:style-name="P2">A los quince comencé teatro en la escuela de Lito Cruz, donde permanec<text:span text:style-name="T1">í</text:span> estudiando cuatro años. En el transcurso de la secundario con orientación en arte, trabaj<text:span text:style-name="T2">é</text:span> como partenaire del mago Jorge Luques y anim<text:span text:style-name="T2">é</text:span> como clown fiestas infantiles. A los dieciocho ingres<text:span text:style-name="T2">é</text:span> a la EMAD (Escuela Metropolitana de Arte Dramático), donde <text:span text:style-name="T2">m</text:span>e recib<text:span text:style-name="T2">í </text:span>en el año 2017 como Interprete.</text:p>
      <text:p text:style-name="P2"/>
      <text:p text:style-name="P2">Durante los estudios terciarios particip<text:span text:style-name="T2">é</text:span> en diversos elencos, organicé festivales escénicos, grab<text:span text:style-name="T2">é</text:span> cortometrajes, viaj<text:span text:style-name="T2">é</text:span> con un grupo de teatro itinerante, trabaj<text:span text:style-name="T2">é</text:span> como model<text:span text:style-name="T2">a</text:span> viv<text:span text:style-name="T2">a</text:span> en talleres de pintura privados y <text:span text:style-name="T2">m</text:span>e form<text:span text:style-name="T2">é</text:span> con profesores particulares en guitarra y canto. </text:p>
      <text:p text:style-name="P2"/>
      <text:p text:style-name="P2">Al recibir<text:span text:style-name="T2">me</text:span> conform<text:span text:style-name="T2">é</text:span> el dúo Les Manijes y comenz<text:span text:style-name="T2">é</text:span> un viaje por el mundo que duraría dos años, generando el sustento con arte callejero, conciertos en bares y obras cortas en teatros de Europa, Asia y África. </text:p>
      <text:p text:style-name="P2"/>
      <text:p text:style-name="P2">Hoy en día <text:span text:style-name="T2">empendo</text:span> una marca de orfebrería artesanal llamada Babáyagá y ha<text:span text:style-name="T2">go</text:span> sesiones de fotos, entre otras cosas. </text:p>
      <text:p text:style-name="P2"/>
      <text:p text:style-name="P2"><text:span text:style-name="T2">Mi</text:span> búsqueda artística continua siempre activa. <text:span text:style-name="T2">M</text:span>e entusiasma trabajar en grupo y estimular la creatividad probando lenguajes nuev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4T10:12:13.092938699</meta:creation-date>
    <dc:date>2021-01-14T13:16:31.642316012</dc:date>
    <meta:editing-duration>PT1H53M43S</meta:editing-duration>
    <meta:editing-cycles>1</meta:editing-cycles>
    <meta:document-statistic meta:table-count="0" meta:image-count="0" meta:object-count="0" meta:page-count="1" meta:paragraph-count="8" meta:word-count="252" meta:character-count="1564" meta:non-whitespace-character-count="1315"/>
    <meta:generator>LibreOffice/7.0.2.2$Linux_X86_64 LibreOffice_project/3a01483fc371ab18cfca4bab0d636937da5eaf70</meta:generator>
  </office:meta>
</office:document-meta>
</file>